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03758" calcext:value-type="float">
            <text:p>3.03758</text:p>
          </table:table-cell>
          <table:table-cell office:value-type="float" office:value="2.93736" calcext:value-type="float">
            <text:p>2.93736</text:p>
          </table:table-cell>
          <table:table-cell/>
          <table:table-cell table:formula="of:=AVERAGE([.D1:.D11])" office:value-type="float" office:value="2.86509727272727" calcext:value-type="float">
            <text:p>2.865097272727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01151" calcext:value-type="float">
            <text:p>3.01151</text:p>
          </table:table-cell>
          <table:table-cell office:value-type="float" office:value="2.91141" calcext:value-type="float">
            <text:p>2.91141</text:p>
          </table:table-cell>
          <table:table-cell/>
          <table:table-cell table:formula="of:=STDEV([.D1:.D11])" office:value-type="float" office:value="0.0788461948467913" calcext:value-type="float">
            <text:p>0.07884619484679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86202" calcext:value-type="float">
            <text:p>2.86202</text:p>
          </table:table-cell>
          <table:table-cell office:value-type="float" office:value="2.76485" calcext:value-type="float">
            <text:p>2.7648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06413" calcext:value-type="float">
            <text:p>3.06413</text:p>
          </table:table-cell>
          <table:table-cell office:value-type="float" office:value="2.96378" calcext:value-type="float">
            <text:p>2.9637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86202" calcext:value-type="float">
            <text:p>2.86202</text:p>
          </table:table-cell>
          <table:table-cell office:value-type="float" office:value="2.76485" calcext:value-type="float">
            <text:p>2.7648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06413" calcext:value-type="float">
            <text:p>3.06413</text:p>
          </table:table-cell>
          <table:table-cell office:value-type="float" office:value="2.96378" calcext:value-type="float">
            <text:p>2.9637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01095" calcext:value-type="float">
            <text:p>3.01095</text:p>
          </table:table-cell>
          <table:table-cell office:value-type="float" office:value="2.91141" calcext:value-type="float">
            <text:p>2.9114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98497" calcext:value-type="float">
            <text:p>2.98497</text:p>
          </table:table-cell>
          <table:table-cell office:value-type="float" office:value="2.88591" calcext:value-type="float">
            <text:p>2.8859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9344" calcext:value-type="float">
            <text:p>2.9344</text:p>
          </table:table-cell>
          <table:table-cell office:value-type="float" office:value="2.83624" calcext:value-type="float">
            <text:p>2.836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88581" calcext:value-type="float">
            <text:p>2.88581</text:p>
          </table:table-cell>
          <table:table-cell office:value-type="float" office:value="2.78824" calcext:value-type="float">
            <text:p>2.788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8857" calcext:value-type="float">
            <text:p>2.8857</text:p>
          </table:table-cell>
          <table:table-cell office:value-type="float" office:value="2.78824" calcext:value-type="float">
            <text:p>2.7882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53399" calcext:value-type="float">
            <text:p>2.53399</text:p>
          </table:table-cell>
          <table:table-cell office:value-type="float" office:value="2.45038" calcext:value-type="float">
            <text:p>2.45038</text:p>
          </table:table-cell>
          <table:table-cell/>
          <table:table-cell table:formula="of:=AVERAGE([.D12:.D22])" office:value-type="float" office:value="2.39003818181818" calcext:value-type="float">
            <text:p>2.390038181818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51222" calcext:value-type="float">
            <text:p>2.51222</text:p>
          </table:table-cell>
          <table:table-cell office:value-type="float" office:value="2.42871" calcext:value-type="float">
            <text:p>2.42871</text:p>
          </table:table-cell>
          <table:table-cell/>
          <table:table-cell table:formula="of:=STDEV([.D12:.D22])" office:value-type="float" office:value="0.0658383784457337" calcext:value-type="float">
            <text:p>0.0658383784457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38739" calcext:value-type="float">
            <text:p>2.38739</text:p>
          </table:table-cell>
          <table:table-cell office:value-type="float" office:value="2.30633" calcext:value-type="float">
            <text:p>2.3063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55616" calcext:value-type="float">
            <text:p>2.55616</text:p>
          </table:table-cell>
          <table:table-cell office:value-type="float" office:value="2.47244" calcext:value-type="float">
            <text:p>2.4724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38739" calcext:value-type="float">
            <text:p>2.38739</text:p>
          </table:table-cell>
          <table:table-cell office:value-type="float" office:value="2.30633" calcext:value-type="float">
            <text:p>2.3063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55616" calcext:value-type="float">
            <text:p>2.55616</text:p>
          </table:table-cell>
          <table:table-cell office:value-type="float" office:value="2.47244" calcext:value-type="float">
            <text:p>2.4724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51175" calcext:value-type="float">
            <text:p>2.51175</text:p>
          </table:table-cell>
          <table:table-cell office:value-type="float" office:value="2.42871" calcext:value-type="float">
            <text:p>2.4287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49006" calcext:value-type="float">
            <text:p>2.49006</text:p>
          </table:table-cell>
          <table:table-cell office:value-type="float" office:value="2.40742" calcext:value-type="float">
            <text:p>2.4074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44783" calcext:value-type="float">
            <text:p>2.44783</text:p>
          </table:table-cell>
          <table:table-cell office:value-type="float" office:value="2.36594" calcext:value-type="float">
            <text:p>2.3659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40726" calcext:value-type="float">
            <text:p>2.40726</text:p>
          </table:table-cell>
          <table:table-cell office:value-type="float" office:value="2.32586" calcext:value-type="float">
            <text:p>2.3258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40716" calcext:value-type="float">
            <text:p>2.40716</text:p>
          </table:table-cell>
          <table:table-cell office:value-type="float" office:value="2.32586" calcext:value-type="float">
            <text:p>2.3258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17363" calcext:value-type="float">
            <text:p>2.17363</text:p>
          </table:table-cell>
          <table:table-cell office:value-type="float" office:value="2.10191" calcext:value-type="float">
            <text:p>2.10191</text:p>
          </table:table-cell>
          <table:table-cell/>
          <table:table-cell table:formula="of:=AVERAGE([.D23:.D33])" office:value-type="float" office:value="2.05011545454545" calcext:value-type="float">
            <text:p>2.050115454545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15494" calcext:value-type="float">
            <text:p>2.15494</text:p>
          </table:table-cell>
          <table:table-cell office:value-type="float" office:value="2.08331" calcext:value-type="float">
            <text:p>2.08331</text:p>
          </table:table-cell>
          <table:table-cell/>
          <table:table-cell table:formula="of:=STDEV([.D23:.D33])" office:value-type="float" office:value="0.0565143711570139" calcext:value-type="float">
            <text:p>0.0565143711570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04779" calcext:value-type="float">
            <text:p>2.04779</text:p>
          </table:table-cell>
          <table:table-cell office:value-type="float" office:value="1.97826" calcext:value-type="float">
            <text:p>1.9782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19266" calcext:value-type="float">
            <text:p>2.19266</text:p>
          </table:table-cell>
          <table:table-cell office:value-type="float" office:value="2.12085" calcext:value-type="float">
            <text:p>2.1208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04779" calcext:value-type="float">
            <text:p>2.04779</text:p>
          </table:table-cell>
          <table:table-cell office:value-type="float" office:value="1.97826" calcext:value-type="float">
            <text:p>1.9782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19266" calcext:value-type="float">
            <text:p>2.19266</text:p>
          </table:table-cell>
          <table:table-cell office:value-type="float" office:value="2.12085" calcext:value-type="float">
            <text:p>2.1208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15453" calcext:value-type="float">
            <text:p>2.15453</text:p>
          </table:table-cell>
          <table:table-cell office:value-type="float" office:value="2.08331" calcext:value-type="float">
            <text:p>2.0833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13592" calcext:value-type="float">
            <text:p>2.13592</text:p>
          </table:table-cell>
          <table:table-cell office:value-type="float" office:value="2.06503" calcext:value-type="float">
            <text:p>2.0650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09967" calcext:value-type="float">
            <text:p>2.09967</text:p>
          </table:table-cell>
          <table:table-cell office:value-type="float" office:value="2.02943" calcext:value-type="float">
            <text:p>2.0294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06484" calcext:value-type="float">
            <text:p>2.06484</text:p>
          </table:table-cell>
          <table:table-cell office:value-type="float" office:value="1.99503" calcext:value-type="float">
            <text:p>1.9950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.06476" calcext:value-type="float">
            <text:p>2.06476</text:p>
          </table:table-cell>
          <table:table-cell office:value-type="float" office:value="1.99503" calcext:value-type="float">
            <text:p>1.9950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6923" calcext:value-type="float">
            <text:p>1.6923</text:p>
          </table:table-cell>
          <table:table-cell office:value-type="float" office:value="1.63647" calcext:value-type="float">
            <text:p>1.63647</text:p>
          </table:table-cell>
          <table:table-cell/>
          <table:table-cell table:formula="of:=AVERAGE([.D34:.D43])" office:value-type="float" office:value="1.600395" calcext:value-type="float">
            <text:p>1.6003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67774" calcext:value-type="float">
            <text:p>1.67774</text:p>
          </table:table-cell>
          <table:table-cell office:value-type="float" office:value="1.62197" calcext:value-type="float">
            <text:p>1.62197</text:p>
          </table:table-cell>
          <table:table-cell/>
          <table:table-cell table:formula="of:=STDEV([.D35:.D44])" office:value-type="float" office:value="0.0442253969896132" calcext:value-type="float">
            <text:p>0.0442253969896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59423" calcext:value-type="float">
            <text:p>1.59423</text:p>
          </table:table-cell>
          <table:table-cell office:value-type="float" office:value="1.54011" calcext:value-type="float">
            <text:p>1.5401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70714" calcext:value-type="float">
            <text:p>1.70714</text:p>
          </table:table-cell>
          <table:table-cell office:value-type="float" office:value="1.65122" calcext:value-type="float">
            <text:p>1.6512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59423" calcext:value-type="float">
            <text:p>1.59423</text:p>
          </table:table-cell>
          <table:table-cell office:value-type="float" office:value="1.54011" calcext:value-type="float">
            <text:p>1.5401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70714" calcext:value-type="float">
            <text:p>1.70714</text:p>
          </table:table-cell>
          <table:table-cell office:value-type="float" office:value="1.65122" calcext:value-type="float">
            <text:p>1.6512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67742" calcext:value-type="float">
            <text:p>1.67742</text:p>
          </table:table-cell>
          <table:table-cell office:value-type="float" office:value="1.62197" calcext:value-type="float">
            <text:p>1.62197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66291" calcext:value-type="float">
            <text:p>1.66291</text:p>
          </table:table-cell>
          <table:table-cell office:value-type="float" office:value="1.60773" calcext:value-type="float">
            <text:p>1.6077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63466" calcext:value-type="float">
            <text:p>1.63466</text:p>
          </table:table-cell>
          <table:table-cell office:value-type="float" office:value="1.57998" calcext:value-type="float">
            <text:p>1.5799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60752" calcext:value-type="float">
            <text:p>1.60752</text:p>
          </table:table-cell>
          <table:table-cell office:value-type="float" office:value="1.55317" calcext:value-type="float">
            <text:p>1.55317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60746" calcext:value-type="float">
            <text:p>1.60746</text:p>
          </table:table-cell>
          <table:table-cell office:value-type="float" office:value="1.55317" calcext:value-type="float">
            <text:p>1.5531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52361" calcext:value-type="float">
            <text:p>1.52361</text:p>
          </table:table-cell>
          <table:table-cell office:value-type="float" office:value="1.47334" calcext:value-type="float">
            <text:p>1.47334</text:p>
          </table:table-cell>
          <table:table-cell/>
          <table:table-cell table:formula="of:=AVERAGE([.D45:.D55])" office:value-type="float" office:value="1.43698636363636" calcext:value-type="float">
            <text:p>1.4369863636363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51049" calcext:value-type="float">
            <text:p>1.51049</text:p>
          </table:table-cell>
          <table:table-cell office:value-type="float" office:value="1.46028" calcext:value-type="float">
            <text:p>1.46028</text:p>
          </table:table-cell>
          <table:table-cell/>
          <table:table-cell table:formula="of:=STDEV([.D45:.D55])" office:value-type="float" office:value="0.0396635710123855" calcext:value-type="float">
            <text:p>0.0396635710123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43529" calcext:value-type="float">
            <text:p>1.43529</text:p>
          </table:table-cell>
          <table:table-cell office:value-type="float" office:value="1.38656" calcext:value-type="float">
            <text:p>1.3865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53697" calcext:value-type="float">
            <text:p>1.53697</text:p>
          </table:table-cell>
          <table:table-cell office:value-type="float" office:value="1.48663" calcext:value-type="float">
            <text:p>1.4866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43529" calcext:value-type="float">
            <text:p>1.43529</text:p>
          </table:table-cell>
          <table:table-cell office:value-type="float" office:value="1.38656" calcext:value-type="float">
            <text:p>1.3865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53697" calcext:value-type="float">
            <text:p>1.53697</text:p>
          </table:table-cell>
          <table:table-cell office:value-type="float" office:value="1.48663" calcext:value-type="float">
            <text:p>1.4866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51021" calcext:value-type="float">
            <text:p>1.51021</text:p>
          </table:table-cell>
          <table:table-cell office:value-type="float" office:value="1.46028" calcext:value-type="float">
            <text:p>1.4602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49714" calcext:value-type="float">
            <text:p>1.49714</text:p>
          </table:table-cell>
          <table:table-cell office:value-type="float" office:value="1.44746" calcext:value-type="float">
            <text:p>1.4474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4717" calcext:value-type="float">
            <text:p>1.4717</text:p>
          </table:table-cell>
          <table:table-cell office:value-type="float" office:value="1.42247" calcext:value-type="float">
            <text:p>1.4224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44726" calcext:value-type="float">
            <text:p>1.44726</text:p>
          </table:table-cell>
          <table:table-cell office:value-type="float" office:value="1.39832" calcext:value-type="float">
            <text:p>1.3983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4472" calcext:value-type="float">
            <text:p>1.4472</text:p>
          </table:table-cell>
          <table:table-cell office:value-type="float" office:value="1.39832" calcext:value-type="float">
            <text:p>1.39832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3855" calcext:value-type="float">
            <text:p>1.3855</text:p>
          </table:table-cell>
          <table:table-cell office:value-type="float" office:value="1.33978" calcext:value-type="float">
            <text:p>1.33978</text:p>
          </table:table-cell>
          <table:table-cell/>
          <table:table-cell table:formula="of:=AVERAGE([.D56:.D66])" office:value-type="float" office:value="1.30671909090909" calcext:value-type="float">
            <text:p>1.3067190909090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37357" calcext:value-type="float">
            <text:p>1.37357</text:p>
          </table:table-cell>
          <table:table-cell office:value-type="float" office:value="1.32791" calcext:value-type="float">
            <text:p>1.32791</text:p>
          </table:table-cell>
          <table:table-cell/>
          <table:table-cell table:formula="of:=STDEV([.D56:.D66])" office:value-type="float" office:value="0.0360790148021105" calcext:value-type="float">
            <text:p>0.0360790148021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30516" calcext:value-type="float">
            <text:p>1.30516</text:p>
          </table:table-cell>
          <table:table-cell office:value-type="float" office:value="1.26085" calcext:value-type="float">
            <text:p>1.2608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39765" calcext:value-type="float">
            <text:p>1.39765</text:p>
          </table:table-cell>
          <table:table-cell office:value-type="float" office:value="1.35188" calcext:value-type="float">
            <text:p>1.3518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30516" calcext:value-type="float">
            <text:p>1.30516</text:p>
          </table:table-cell>
          <table:table-cell office:value-type="float" office:value="1.26085" calcext:value-type="float">
            <text:p>1.2608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39765" calcext:value-type="float">
            <text:p>1.39765</text:p>
          </table:table-cell>
          <table:table-cell office:value-type="float" office:value="1.35188" calcext:value-type="float">
            <text:p>1.3518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37331" calcext:value-type="float">
            <text:p>1.37331</text:p>
          </table:table-cell>
          <table:table-cell office:value-type="float" office:value="1.32791" calcext:value-type="float">
            <text:p>1.3279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36142" calcext:value-type="float">
            <text:p>1.36142</text:p>
          </table:table-cell>
          <table:table-cell office:value-type="float" office:value="1.31624" calcext:value-type="float">
            <text:p>1.3162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33828" calcext:value-type="float">
            <text:p>1.33828</text:p>
          </table:table-cell>
          <table:table-cell office:value-type="float" office:value="1.29351" calcext:value-type="float">
            <text:p>1.2935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31605" calcext:value-type="float">
            <text:p>1.31605</text:p>
          </table:table-cell>
          <table:table-cell office:value-type="float" office:value="1.27155" calcext:value-type="float">
            <text:p>1.2715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316" calcext:value-type="float">
            <text:p>1.316</text:p>
          </table:table-cell>
          <table:table-cell office:value-type="float" office:value="1.27155" calcext:value-type="float">
            <text:p>1.2715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7286" calcext:value-type="float">
            <text:p>1.17286</text:p>
          </table:table-cell>
          <table:table-cell office:value-type="float" office:value="1.13417" calcext:value-type="float">
            <text:p>1.13417</text:p>
          </table:table-cell>
          <table:table-cell/>
          <table:table-cell table:formula="of:=AVERAGE([.D67:.D77])" office:value-type="float" office:value="1.10616545454545" calcext:value-type="float">
            <text:p>1.106165454545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6276" calcext:value-type="float">
            <text:p>1.16276</text:p>
          </table:table-cell>
          <table:table-cell office:value-type="float" office:value="1.12411" calcext:value-type="float">
            <text:p>1.12411</text:p>
          </table:table-cell>
          <table:table-cell/>
          <table:table-cell table:formula="of:=STDEV([.D67:.D77])" office:value-type="float" office:value="0.0305548606161561" calcext:value-type="float">
            <text:p>0.03055486061615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0483" calcext:value-type="float">
            <text:p>1.10483</text:p>
          </table:table-cell>
          <table:table-cell office:value-type="float" office:value="1.06732" calcext:value-type="float">
            <text:p>1.0673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8316" calcext:value-type="float">
            <text:p>1.18316</text:p>
          </table:table-cell>
          <table:table-cell office:value-type="float" office:value="1.14441" calcext:value-type="float">
            <text:p>1.1444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0483" calcext:value-type="float">
            <text:p>1.10483</text:p>
          </table:table-cell>
          <table:table-cell office:value-type="float" office:value="1.06732" calcext:value-type="float">
            <text:p>1.0673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8316" calcext:value-type="float">
            <text:p>1.18316</text:p>
          </table:table-cell>
          <table:table-cell office:value-type="float" office:value="1.14441" calcext:value-type="float">
            <text:p>1.1444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6254" calcext:value-type="float">
            <text:p>1.16254</text:p>
          </table:table-cell>
          <table:table-cell office:value-type="float" office:value="1.12411" calcext:value-type="float">
            <text:p>1.1241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5247" calcext:value-type="float">
            <text:p>1.15247</text:p>
          </table:table-cell>
          <table:table-cell office:value-type="float" office:value="1.11423" calcext:value-type="float">
            <text:p>1.1142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3288" calcext:value-type="float">
            <text:p>1.13288</text:p>
          </table:table-cell>
          <table:table-cell office:value-type="float" office:value="1.09498" calcext:value-type="float">
            <text:p>1.0949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1405" calcext:value-type="float">
            <text:p>1.11405</text:p>
          </table:table-cell>
          <table:table-cell office:value-type="float" office:value="1.07638" calcext:value-type="float">
            <text:p>1.0763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1401" calcext:value-type="float">
            <text:p>1.11401</text:p>
          </table:table-cell>
          <table:table-cell office:value-type="float" office:value="1.07638" calcext:value-type="float">
            <text:p>1.0763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8928" calcext:value-type="float">
            <text:p>1.08928</text:p>
          </table:table-cell>
          <table:table-cell office:value-type="float" office:value="1.05334" calcext:value-type="float">
            <text:p>1.05334</text:p>
          </table:table-cell>
          <table:table-cell/>
          <table:table-cell table:formula="of:=AVERAGE([.D78:.D88])" office:value-type="float" office:value="1.02732909090909" calcext:value-type="float">
            <text:p>1.027329090909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7989" calcext:value-type="float">
            <text:p>1.07989</text:p>
          </table:table-cell>
          <table:table-cell office:value-type="float" office:value="1.044" calcext:value-type="float">
            <text:p>1.044</text:p>
          </table:table-cell>
          <table:table-cell/>
          <table:table-cell table:formula="of:=STDEV([.D78:.D88])" office:value-type="float" office:value="0.0283806555859957" calcext:value-type="float">
            <text:p>0.0283806555859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2608" calcext:value-type="float">
            <text:p>1.02608</text:p>
          </table:table-cell>
          <table:table-cell office:value-type="float" office:value="0.991246" calcext:value-type="float">
            <text:p>0.99124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9884" calcext:value-type="float">
            <text:p>1.09884</text:p>
          </table:table-cell>
          <table:table-cell office:value-type="float" office:value="1.06285" calcext:value-type="float">
            <text:p>1.0628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2608" calcext:value-type="float">
            <text:p>1.02608</text:p>
          </table:table-cell>
          <table:table-cell office:value-type="float" office:value="0.991246" calcext:value-type="float">
            <text:p>0.99124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9884" calcext:value-type="float">
            <text:p>1.09884</text:p>
          </table:table-cell>
          <table:table-cell office:value-type="float" office:value="1.06285" calcext:value-type="float">
            <text:p>1.0628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7969" calcext:value-type="float">
            <text:p>1.07969</text:p>
          </table:table-cell>
          <table:table-cell office:value-type="float" office:value="1.044" calcext:value-type="float">
            <text:p>1.04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7034" calcext:value-type="float">
            <text:p>1.07034</text:p>
          </table:table-cell>
          <table:table-cell office:value-type="float" office:value="1.03482" calcext:value-type="float">
            <text:p>1.0348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5213" calcext:value-type="float">
            <text:p>1.05213</text:p>
          </table:table-cell>
          <table:table-cell office:value-type="float" office:value="1.01694" calcext:value-type="float">
            <text:p>1.0169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3465" calcext:value-type="float">
            <text:p>1.03465</text:p>
          </table:table-cell>
          <table:table-cell office:value-type="float" office:value="0.999664" calcext:value-type="float">
            <text:p>0.99966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3461" calcext:value-type="float">
            <text:p>1.03461</text:p>
          </table:table-cell>
          <table:table-cell office:value-type="float" office:value="0.999664" calcext:value-type="float">
            <text:p>0.99966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1681" calcext:value-type="float">
            <text:p>1.01681</text:p>
          </table:table-cell>
          <table:table-cell office:value-type="float" office:value="0.983265" calcext:value-type="float">
            <text:p>0.983265</text:p>
          </table:table-cell>
          <table:table-cell/>
          <table:table-cell table:formula="of:=AVERAGE([.D89:.D99])" office:value-type="float" office:value="0.958981" calcext:value-type="float">
            <text:p>0.9589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0805" calcext:value-type="float">
            <text:p>1.00805</text:p>
          </table:table-cell>
          <table:table-cell office:value-type="float" office:value="0.974543" calcext:value-type="float">
            <text:p>0.974543</text:p>
          </table:table-cell>
          <table:table-cell/>
          <table:table-cell table:formula="of:=STDEV([.D89:.D99])" office:value-type="float" office:value="0.0264961759165356" calcext:value-type="float">
            <text:p>0.02649617591653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57813" calcext:value-type="float">
            <text:p>0.957813</text:p>
          </table:table-cell>
          <table:table-cell office:value-type="float" office:value="0.925294" calcext:value-type="float">
            <text:p>0.92529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2574" calcext:value-type="float">
            <text:p>1.02574</text:p>
          </table:table-cell>
          <table:table-cell office:value-type="float" office:value="0.992145" calcext:value-type="float">
            <text:p>0.99214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57813" calcext:value-type="float">
            <text:p>0.957813</text:p>
          </table:table-cell>
          <table:table-cell office:value-type="float" office:value="0.925294" calcext:value-type="float">
            <text:p>0.92529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2574" calcext:value-type="float">
            <text:p>1.02574</text:p>
          </table:table-cell>
          <table:table-cell office:value-type="float" office:value="0.992145" calcext:value-type="float">
            <text:p>0.99214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00786" calcext:value-type="float">
            <text:p>1.00786</text:p>
          </table:table-cell>
          <table:table-cell office:value-type="float" office:value="0.974543" calcext:value-type="float">
            <text:p>0.974543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99131" calcext:value-type="float">
            <text:p>0.999131</text:p>
          </table:table-cell>
          <table:table-cell office:value-type="float" office:value="0.965974" calcext:value-type="float">
            <text:p>0.96597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82136" calcext:value-type="float">
            <text:p>0.982136</text:p>
          </table:table-cell>
          <table:table-cell office:value-type="float" office:value="0.94928" calcext:value-type="float">
            <text:p>0.9492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65809" calcext:value-type="float">
            <text:p>0.965809</text:p>
          </table:table-cell>
          <table:table-cell office:value-type="float" office:value="0.933154" calcext:value-type="float">
            <text:p>0.93315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6577" calcext:value-type="float">
            <text:p>0.96577</text:p>
          </table:table-cell>
          <table:table-cell office:value-type="float" office:value="0.933154" calcext:value-type="float">
            <text:p>0.93315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97412" calcext:value-type="float">
            <text:p>0.897412</text:p>
          </table:table-cell>
          <table:table-cell office:value-type="float" office:value="0.867803" calcext:value-type="float">
            <text:p>0.867803</text:p>
          </table:table-cell>
          <table:table-cell/>
          <table:table-cell table:formula="of:=AVERAGE([.D100:.D110])" office:value-type="float" office:value="0.846365636363636" calcext:value-type="float">
            <text:p>0.84636563636363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89678" calcext:value-type="float">
            <text:p>0.889678</text:p>
          </table:table-cell>
          <table:table-cell office:value-type="float" office:value="0.860103" calcext:value-type="float">
            <text:p>0.860103</text:p>
          </table:table-cell>
          <table:table-cell/>
          <table:table-cell table:formula="of:=STDEV([.D100:.D110])" office:value-type="float" office:value="0.0233900597915984" calcext:value-type="float">
            <text:p>0.02339005979159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45328" calcext:value-type="float">
            <text:p>0.845328</text:p>
          </table:table-cell>
          <table:table-cell office:value-type="float" office:value="0.816628" calcext:value-type="float">
            <text:p>0.81662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05292" calcext:value-type="float">
            <text:p>0.905292</text:p>
          </table:table-cell>
          <table:table-cell office:value-type="float" office:value="0.875642" calcext:value-type="float">
            <text:p>0.87564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45328" calcext:value-type="float">
            <text:p>0.845328</text:p>
          </table:table-cell>
          <table:table-cell office:value-type="float" office:value="0.816628" calcext:value-type="float">
            <text:p>0.81662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05292" calcext:value-type="float">
            <text:p>0.905292</text:p>
          </table:table-cell>
          <table:table-cell office:value-type="float" office:value="0.875642" calcext:value-type="float">
            <text:p>0.87564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89509" calcext:value-type="float">
            <text:p>0.889509</text:p>
          </table:table-cell>
          <table:table-cell office:value-type="float" office:value="0.860103" calcext:value-type="float">
            <text:p>0.86010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81802" calcext:value-type="float">
            <text:p>0.881802</text:p>
          </table:table-cell>
          <table:table-cell office:value-type="float" office:value="0.852539" calcext:value-type="float">
            <text:p>0.85253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66799" calcext:value-type="float">
            <text:p>0.866799</text:p>
          </table:table-cell>
          <table:table-cell office:value-type="float" office:value="0.837802" calcext:value-type="float">
            <text:p>0.83780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52386" calcext:value-type="float">
            <text:p>0.852386</text:p>
          </table:table-cell>
          <table:table-cell office:value-type="float" office:value="0.823566" calcext:value-type="float">
            <text:p>0.82356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52352" calcext:value-type="float">
            <text:p>0.852352</text:p>
          </table:table-cell>
          <table:table-cell office:value-type="float" office:value="0.823566" calcext:value-type="float">
            <text:p>0.82356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47644" calcext:value-type="float">
            <text:p>0.847644</text:p>
          </table:table-cell>
          <table:table-cell office:value-type="float" office:value="0.819677" calcext:value-type="float">
            <text:p>0.819677</text:p>
          </table:table-cell>
          <table:table-cell/>
          <table:table-cell table:formula="of:=AVERAGE([.D111:.D121])" office:value-type="float" office:value="0.799426363636364" calcext:value-type="float">
            <text:p>0.7994263636363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40338" calcext:value-type="float">
            <text:p>0.840338</text:p>
          </table:table-cell>
          <table:table-cell office:value-type="float" office:value="0.812403" calcext:value-type="float">
            <text:p>0.812403</text:p>
          </table:table-cell>
          <table:table-cell/>
          <table:table-cell table:formula="of:=STDEV([.D111:.D121])" office:value-type="float" office:value="0.0220951446579231" calcext:value-type="float">
            <text:p>0.02209514465792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98443" calcext:value-type="float">
            <text:p>0.798443</text:p>
          </table:table-cell>
          <table:table-cell office:value-type="float" office:value="0.771335" calcext:value-type="float">
            <text:p>0.77133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55088" calcext:value-type="float">
            <text:p>0.855088</text:p>
          </table:table-cell>
          <table:table-cell office:value-type="float" office:value="0.827082" calcext:value-type="float">
            <text:p>0.82708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98443" calcext:value-type="float">
            <text:p>0.798443</text:p>
          </table:table-cell>
          <table:table-cell office:value-type="float" office:value="0.771335" calcext:value-type="float">
            <text:p>0.77133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55088" calcext:value-type="float">
            <text:p>0.855088</text:p>
          </table:table-cell>
          <table:table-cell office:value-type="float" office:value="0.827082" calcext:value-type="float">
            <text:p>0.82708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40178" calcext:value-type="float">
            <text:p>0.840178</text:p>
          </table:table-cell>
          <table:table-cell office:value-type="float" office:value="0.812403" calcext:value-type="float">
            <text:p>0.81240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32898" calcext:value-type="float">
            <text:p>0.832898</text:p>
          </table:table-cell>
          <table:table-cell office:value-type="float" office:value="0.805258" calcext:value-type="float">
            <text:p>0.80525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18726" calcext:value-type="float">
            <text:p>0.818726</text:p>
          </table:table-cell>
          <table:table-cell office:value-type="float" office:value="0.791337" calcext:value-type="float">
            <text:p>0.79133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05111" calcext:value-type="float">
            <text:p>0.805111</text:p>
          </table:table-cell>
          <table:table-cell office:value-type="float" office:value="0.777889" calcext:value-type="float">
            <text:p>0.77788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05078" calcext:value-type="float">
            <text:p>0.805078</text:p>
          </table:table-cell>
          <table:table-cell office:value-type="float" office:value="0.777889" calcext:value-type="float">
            <text:p>0.77788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03106" calcext:value-type="float">
            <text:p>0.803106</text:p>
          </table:table-cell>
          <table:table-cell office:value-type="float" office:value="0.776608" calcext:value-type="float">
            <text:p>0.776608</text:p>
          </table:table-cell>
          <table:table-cell/>
          <table:table-cell table:formula="of:=AVERAGE([.D122:.D133])" office:value-type="float" office:value="0.755202083333333" calcext:value-type="float">
            <text:p>0.75520208333333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96183" calcext:value-type="float">
            <text:p>0.796183</text:p>
          </table:table-cell>
          <table:table-cell office:value-type="float" office:value="0.769716" calcext:value-type="float">
            <text:p>0.769716</text:p>
          </table:table-cell>
          <table:table-cell/>
          <table:table-cell table:formula="of:=STDEV([.D122:.D133])" office:value-type="float" office:value="0.0213892496126541" calcext:value-type="float">
            <text:p>0.02138924961265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56486" calcext:value-type="float">
            <text:p>0.756486</text:p>
          </table:table-cell>
          <table:table-cell office:value-type="float" office:value="0.730803" calcext:value-type="float">
            <text:p>0.73080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10159" calcext:value-type="float">
            <text:p>0.810159</text:p>
          </table:table-cell>
          <table:table-cell office:value-type="float" office:value="0.783625" calcext:value-type="float">
            <text:p>0.78362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56486" calcext:value-type="float">
            <text:p>0.756486</text:p>
          </table:table-cell>
          <table:table-cell office:value-type="float" office:value="0.730803" calcext:value-type="float">
            <text:p>0.73080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10159" calcext:value-type="float">
            <text:p>0.810159</text:p>
          </table:table-cell>
          <table:table-cell office:value-type="float" office:value="0.783625" calcext:value-type="float">
            <text:p>0.78362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96032" calcext:value-type="float">
            <text:p>0.796032</text:p>
          </table:table-cell>
          <table:table-cell office:value-type="float" office:value="0.769716" calcext:value-type="float">
            <text:p>0.76971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89133" calcext:value-type="float">
            <text:p>0.789133</text:p>
          </table:table-cell>
          <table:table-cell office:value-type="float" office:value="0.762945" calcext:value-type="float">
            <text:p>0.76294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75705" calcext:value-type="float">
            <text:p>0.775705</text:p>
          </table:table-cell>
          <table:table-cell office:value-type="float" office:value="0.749755" calcext:value-type="float">
            <text:p>0.74975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62804" calcext:value-type="float">
            <text:p>0.762804</text:p>
          </table:table-cell>
          <table:table-cell office:value-type="float" office:value="0.737013" calcext:value-type="float">
            <text:p>0.73701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62773" calcext:value-type="float">
            <text:p>0.762773</text:p>
          </table:table-cell>
          <table:table-cell office:value-type="float" office:value="0.737013" calcext:value-type="float">
            <text:p>0.73701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56466" calcext:value-type="float">
            <text:p>0.756466</text:p>
          </table:table-cell>
          <table:table-cell office:value-type="float" office:value="0.730803" calcext:value-type="float">
            <text:p>0.73080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26735" calcext:value-type="float">
            <text:p>0.726735</text:p>
          </table:table-cell>
          <table:table-cell office:value-type="float" office:value="0.702757" calcext:value-type="float">
            <text:p>0.702757</text:p>
          </table:table-cell>
          <table:table-cell/>
          <table:table-cell table:formula="of:=AVERAGE([.D134:.D143])" office:value-type="float" office:value="0.6830199" calcext:value-type="float">
            <text:p>0.683019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20469" calcext:value-type="float">
            <text:p>0.720469</text:p>
          </table:table-cell>
          <table:table-cell office:value-type="float" office:value="0.69652" calcext:value-type="float">
            <text:p>0.69652</text:p>
          </table:table-cell>
          <table:table-cell/>
          <table:table-cell table:formula="of:=STDEV([.D134:.D143])" office:value-type="float" office:value="0.0181703724321276" calcext:value-type="float">
            <text:p>0.0181703724321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84543" calcext:value-type="float">
            <text:p>0.684543</text:p>
          </table:table-cell>
          <table:table-cell office:value-type="float" office:value="0.661302" calcext:value-type="float">
            <text:p>0.66130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33119" calcext:value-type="float">
            <text:p>0.733119</text:p>
          </table:table-cell>
          <table:table-cell office:value-type="float" office:value="0.709108" calcext:value-type="float">
            <text:p>0.70910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20333" calcext:value-type="float">
            <text:p>0.720333</text:p>
          </table:table-cell>
          <table:table-cell office:value-type="float" office:value="0.69652" calcext:value-type="float">
            <text:p>0.6965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1409" calcext:value-type="float">
            <text:p>0.71409</text:p>
          </table:table-cell>
          <table:table-cell office:value-type="float" office:value="0.690392" calcext:value-type="float">
            <text:p>0.69039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01936" calcext:value-type="float">
            <text:p>0.701936</text:p>
          </table:table-cell>
          <table:table-cell office:value-type="float" office:value="0.678454" calcext:value-type="float">
            <text:p>0.678454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9026" calcext:value-type="float">
            <text:p>0.69026</text:p>
          </table:table-cell>
          <table:table-cell office:value-type="float" office:value="0.666922" calcext:value-type="float">
            <text:p>0.66692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90233" calcext:value-type="float">
            <text:p>0.690233</text:p>
          </table:table-cell>
          <table:table-cell office:value-type="float" office:value="0.666922" calcext:value-type="float">
            <text:p>0.66692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84524" calcext:value-type="float">
            <text:p>0.684524</text:p>
          </table:table-cell>
          <table:table-cell office:value-type="float" office:value="0.661302" calcext:value-type="float">
            <text:p>0.66130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93749" calcext:value-type="float">
            <text:p>0.693749</text:p>
          </table:table-cell>
          <table:table-cell office:value-type="float" office:value="0.67086" calcext:value-type="float">
            <text:p>0.67086</text:p>
          </table:table-cell>
          <table:table-cell/>
          <table:table-cell table:formula="of:=AVERAGE([.D144:.D153])" office:value-type="float" office:value="0.652017" calcext:value-type="float">
            <text:p>0.6520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87768" calcext:value-type="float">
            <text:p>0.687768</text:p>
          </table:table-cell>
          <table:table-cell office:value-type="float" office:value="0.664905" calcext:value-type="float">
            <text:p>0.664905</text:p>
          </table:table-cell>
          <table:table-cell/>
          <table:table-cell table:formula="of:=STDEV([.D144:.D153])" office:value-type="float" office:value="0.0173469538087943" calcext:value-type="float">
            <text:p>0.01734695380879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53469" calcext:value-type="float">
            <text:p>0.653469</text:p>
          </table:table-cell>
          <table:table-cell office:value-type="float" office:value="0.631283" calcext:value-type="float">
            <text:p>0.631283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99844" calcext:value-type="float">
            <text:p>0.699844</text:p>
          </table:table-cell>
          <table:table-cell office:value-type="float" office:value="0.676923" calcext:value-type="float">
            <text:p>0.676923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87637" calcext:value-type="float">
            <text:p>0.687637</text:p>
          </table:table-cell>
          <table:table-cell office:value-type="float" office:value="0.664905" calcext:value-type="float">
            <text:p>0.66490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81677" calcext:value-type="float">
            <text:p>0.681677</text:p>
          </table:table-cell>
          <table:table-cell office:value-type="float" office:value="0.659055" calcext:value-type="float">
            <text:p>0.65905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70074" calcext:value-type="float">
            <text:p>0.670074</text:p>
          </table:table-cell>
          <table:table-cell office:value-type="float" office:value="0.647658" calcext:value-type="float">
            <text:p>0.64765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58928" calcext:value-type="float">
            <text:p>0.658928</text:p>
          </table:table-cell>
          <table:table-cell office:value-type="float" office:value="0.636649" calcext:value-type="float">
            <text:p>0.63664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58902" calcext:value-type="float">
            <text:p>0.658902</text:p>
          </table:table-cell>
          <table:table-cell office:value-type="float" office:value="0.636649" calcext:value-type="float">
            <text:p>0.63664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53452" calcext:value-type="float">
            <text:p>0.653452</text:p>
          </table:table-cell>
          <table:table-cell office:value-type="float" office:value="0.631283" calcext:value-type="float">
            <text:p>0.63128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63628" calcext:value-type="float">
            <text:p>0.663628</text:p>
          </table:table-cell>
          <table:table-cell office:value-type="float" office:value="0.641732" calcext:value-type="float">
            <text:p>0.641732</text:p>
          </table:table-cell>
          <table:table-cell/>
          <table:table-cell table:formula="of:=AVERAGE([.D154:.D163])" office:value-type="float" office:value="0.6237066" calcext:value-type="float">
            <text:p>0.623706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57906" calcext:value-type="float">
            <text:p>0.657906</text:p>
          </table:table-cell>
          <table:table-cell office:value-type="float" office:value="0.636036" calcext:value-type="float">
            <text:p>0.636036</text:p>
          </table:table-cell>
          <table:table-cell/>
          <table:table-cell table:formula="of:=STDEV([.D154:.D162])" office:value-type="float" office:value="0.0159737158412743" calcext:value-type="float">
            <text:p>0.0159737158412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25095" calcext:value-type="float">
            <text:p>0.625095</text:p>
          </table:table-cell>
          <table:table-cell office:value-type="float" office:value="0.603872" calcext:value-type="float">
            <text:p>0.60387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69458" calcext:value-type="float">
            <text:p>0.669458</text:p>
          </table:table-cell>
          <table:table-cell office:value-type="float" office:value="0.647532" calcext:value-type="float">
            <text:p>0.64753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57781" calcext:value-type="float">
            <text:p>0.657781</text:p>
          </table:table-cell>
          <table:table-cell office:value-type="float" office:value="0.636036" calcext:value-type="float">
            <text:p>0.636036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52079" calcext:value-type="float">
            <text:p>0.652079</text:p>
          </table:table-cell>
          <table:table-cell office:value-type="float" office:value="0.630439" calcext:value-type="float">
            <text:p>0.630439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4098" calcext:value-type="float">
            <text:p>0.64098</text:p>
          </table:table-cell>
          <table:table-cell office:value-type="float" office:value="0.619537" calcext:value-type="float">
            <text:p>0.619537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30316" calcext:value-type="float">
            <text:p>0.630316</text:p>
          </table:table-cell>
          <table:table-cell office:value-type="float" office:value="0.609005" calcext:value-type="float">
            <text:p>0.60900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30291" calcext:value-type="float">
            <text:p>0.630291</text:p>
          </table:table-cell>
          <table:table-cell office:value-type="float" office:value="0.609005" calcext:value-type="float">
            <text:p>0.60900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25078" calcext:value-type="float">
            <text:p>0.625078</text:p>
          </table:table-cell>
          <table:table-cell office:value-type="float" office:value="0.603872" calcext:value-type="float">
            <text:p>0.60387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10605" calcext:value-type="float">
            <text:p>0.610605</text:p>
          </table:table-cell>
          <table:table-cell office:value-type="float" office:value="0.590459" calcext:value-type="float">
            <text:p>0.590459</text:p>
          </table:table-cell>
          <table:table-cell/>
          <table:table-cell table:formula="of:=AVERAGE([.D164:.D173])" office:value-type="float" office:value="0.5738717" calcext:value-type="float">
            <text:p>0.573871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0534" calcext:value-type="float">
            <text:p>0.60534</text:p>
          </table:table-cell>
          <table:table-cell office:value-type="float" office:value="0.585217" calcext:value-type="float">
            <text:p>0.585217</text:p>
          </table:table-cell>
          <table:table-cell/>
          <table:table-cell table:formula="of:=STDEV([.D164:.D173])" office:value-type="float" office:value="0.0152703331772573" calcext:value-type="float">
            <text:p>0.01527033317725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75147" calcext:value-type="float">
            <text:p>0.575147</text:p>
          </table:table-cell>
          <table:table-cell office:value-type="float" office:value="0.55562" calcext:value-type="float">
            <text:p>0.5556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1597" calcext:value-type="float">
            <text:p>0.61597</text:p>
          </table:table-cell>
          <table:table-cell office:value-type="float" office:value="0.595796" calcext:value-type="float">
            <text:p>0.595796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05225" calcext:value-type="float">
            <text:p>0.605225</text:p>
          </table:table-cell>
          <table:table-cell office:value-type="float" office:value="0.585217" calcext:value-type="float">
            <text:p>0.58521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99978" calcext:value-type="float">
            <text:p>0.599978</text:p>
          </table:table-cell>
          <table:table-cell office:value-type="float" office:value="0.580067" calcext:value-type="float">
            <text:p>0.58006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89764" calcext:value-type="float">
            <text:p>0.589764</text:p>
          </table:table-cell>
          <table:table-cell office:value-type="float" office:value="0.570035" calcext:value-type="float">
            <text:p>0.57003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79952" calcext:value-type="float">
            <text:p>0.579952</text:p>
          </table:table-cell>
          <table:table-cell office:value-type="float" office:value="0.560343" calcext:value-type="float">
            <text:p>0.56034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79929" calcext:value-type="float">
            <text:p>0.579929</text:p>
          </table:table-cell>
          <table:table-cell office:value-type="float" office:value="0.560343" calcext:value-type="float">
            <text:p>0.56034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75132" calcext:value-type="float">
            <text:p>0.575132</text:p>
          </table:table-cell>
          <table:table-cell office:value-type="float" office:value="0.55562" calcext:value-type="float">
            <text:p>0.55562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87149" calcext:value-type="float">
            <text:p>0.587149</text:p>
          </table:table-cell>
          <table:table-cell office:value-type="float" office:value="0.567777" calcext:value-type="float">
            <text:p>0.567777</text:p>
          </table:table-cell>
          <table:table-cell/>
          <table:table-cell table:formula="of:=AVERAGE([.D174:.D182])" office:value-type="float" office:value="0.553776333333333" calcext:value-type="float">
            <text:p>0.5537763333333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82086" calcext:value-type="float">
            <text:p>0.582086</text:p>
          </table:table-cell>
          <table:table-cell office:value-type="float" office:value="0.562736" calcext:value-type="float">
            <text:p>0.562736</text:p>
          </table:table-cell>
          <table:table-cell/>
          <table:table-cell table:formula="of:=STDEV([.D174:.D183])" office:value-type="float" office:value="0.0146842346208442" calcext:value-type="float">
            <text:p>0.01468423462084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53051" calcext:value-type="float">
            <text:p>0.553051</text:p>
          </table:table-cell>
          <table:table-cell office:value-type="float" office:value="0.534275" calcext:value-type="float">
            <text:p>0.53427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92308" calcext:value-type="float">
            <text:p>0.592308</text:p>
          </table:table-cell>
          <table:table-cell office:value-type="float" office:value="0.572909" calcext:value-type="float">
            <text:p>0.572909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81975" calcext:value-type="float">
            <text:p>0.581975</text:p>
          </table:table-cell>
          <table:table-cell office:value-type="float" office:value="0.562736" calcext:value-type="float">
            <text:p>0.56273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7693" calcext:value-type="float">
            <text:p>0.57693</text:p>
          </table:table-cell>
          <table:table-cell office:value-type="float" office:value="0.557784" calcext:value-type="float">
            <text:p>0.55778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67108" calcext:value-type="float">
            <text:p>0.567108</text:p>
          </table:table-cell>
          <table:table-cell office:value-type="float" office:value="0.548136" calcext:value-type="float">
            <text:p>0.54813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57672" calcext:value-type="float">
            <text:p>0.557672</text:p>
          </table:table-cell>
          <table:table-cell office:value-type="float" office:value="0.538817" calcext:value-type="float">
            <text:p>0.53881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5765" calcext:value-type="float">
            <text:p>0.55765</text:p>
          </table:table-cell>
          <table:table-cell office:value-type="float" office:value="0.538817" calcext:value-type="float">
            <text:p>0.53881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53037" calcext:value-type="float">
            <text:p>0.553037</text:p>
          </table:table-cell>
          <table:table-cell office:value-type="float" office:value="0.534275" calcext:value-type="float">
            <text:p>0.53427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65429" calcext:value-type="float">
            <text:p>0.565429</text:p>
          </table:table-cell>
          <table:table-cell office:value-type="float" office:value="0.546773" calcext:value-type="float">
            <text:p>0.546773</text:p>
          </table:table-cell>
          <table:table-cell/>
          <table:table-cell table:formula="of:=AVERAGE([.D184:.D193])" office:value-type="float" office:value="0.5314115" calcext:value-type="float">
            <text:p>0.53141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60552" calcext:value-type="float">
            <text:p>0.560552</text:p>
          </table:table-cell>
          <table:table-cell office:value-type="float" office:value="0.541918" calcext:value-type="float">
            <text:p>0.541918</text:p>
          </table:table-cell>
          <table:table-cell/>
          <table:table-cell table:formula="of:=STDEV([.D184:.D193])" office:value-type="float" office:value="0.0141415180094328" calcext:value-type="float">
            <text:p>0.01414151800943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32591" calcext:value-type="float">
            <text:p>0.532591</text:p>
          </table:table-cell>
          <table:table-cell office:value-type="float" office:value="0.514509" calcext:value-type="float">
            <text:p>0.514509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70397" calcext:value-type="float">
            <text:p>0.570397</text:p>
          </table:table-cell>
          <table:table-cell office:value-type="float" office:value="0.551715" calcext:value-type="float">
            <text:p>0.55171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60446" calcext:value-type="float">
            <text:p>0.560446</text:p>
          </table:table-cell>
          <table:table-cell office:value-type="float" office:value="0.541918" calcext:value-type="float">
            <text:p>0.541918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55587" calcext:value-type="float">
            <text:p>0.555587</text:p>
          </table:table-cell>
          <table:table-cell office:value-type="float" office:value="0.537149" calcext:value-type="float">
            <text:p>0.537149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46128" calcext:value-type="float">
            <text:p>0.546128</text:p>
          </table:table-cell>
          <table:table-cell office:value-type="float" office:value="0.527858" calcext:value-type="float">
            <text:p>0.527858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37041" calcext:value-type="float">
            <text:p>0.537041</text:p>
          </table:table-cell>
          <table:table-cell office:value-type="float" office:value="0.518883" calcext:value-type="float">
            <text:p>0.51888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37019" calcext:value-type="float">
            <text:p>0.537019</text:p>
          </table:table-cell>
          <table:table-cell office:value-type="float" office:value="0.518883" calcext:value-type="float">
            <text:p>0.51888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32577" calcext:value-type="float">
            <text:p>0.532577</text:p>
          </table:table-cell>
          <table:table-cell office:value-type="float" office:value="0.514509" calcext:value-type="float">
            <text:p>0.51450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509106" calcext:value-type="float">
            <text:p>0.509106</text:p>
          </table:table-cell>
          <table:table-cell/>
          <table:table-cell table:formula="of:=AVERAGE([.D194:.D203])" office:value-type="float" office:value="0.4948015" calcext:value-type="float">
            <text:p>0.49480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21935" calcext:value-type="float">
            <text:p>0.521935</text:p>
          </table:table-cell>
          <table:table-cell office:value-type="float" office:value="0.504585" calcext:value-type="float">
            <text:p>0.504585</text:p>
          </table:table-cell>
          <table:table-cell/>
          <table:table-cell table:formula="of:=STDEV([.D194:.D203])" office:value-type="float" office:value="0.0131684591627958" calcext:value-type="float">
            <text:p>0.01316845916279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95898" calcext:value-type="float">
            <text:p>0.495898</text:p>
          </table:table-cell>
          <table:table-cell office:value-type="float" office:value="0.479062" calcext:value-type="float">
            <text:p>0.479062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31103" calcext:value-type="float">
            <text:p>0.531103</text:p>
          </table:table-cell>
          <table:table-cell office:value-type="float" office:value="0.513708" calcext:value-type="float">
            <text:p>0.513708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21836" calcext:value-type="float">
            <text:p>0.521836</text:p>
          </table:table-cell>
          <table:table-cell office:value-type="float" office:value="0.504585" calcext:value-type="float">
            <text:p>0.50458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17312" calcext:value-type="float">
            <text:p>0.517312</text:p>
          </table:table-cell>
          <table:table-cell office:value-type="float" office:value="0.500144" calcext:value-type="float">
            <text:p>0.500144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08504" calcext:value-type="float">
            <text:p>0.508504</text:p>
          </table:table-cell>
          <table:table-cell office:value-type="float" office:value="0.491493" calcext:value-type="float">
            <text:p>0.491493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00042" calcext:value-type="float">
            <text:p>0.500042</text:p>
          </table:table-cell>
          <table:table-cell office:value-type="float" office:value="0.483135" calcext:value-type="float">
            <text:p>0.48313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00022" calcext:value-type="float">
            <text:p>0.500022</text:p>
          </table:table-cell>
          <table:table-cell office:value-type="float" office:value="0.483135" calcext:value-type="float">
            <text:p>0.48313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95885" calcext:value-type="float">
            <text:p>0.495885</text:p>
          </table:table-cell>
          <table:table-cell office:value-type="float" office:value="0.479062" calcext:value-type="float">
            <text:p>0.479062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08946" calcext:value-type="float">
            <text:p>0.508946</text:p>
          </table:table-cell>
          <table:table-cell office:value-type="float" office:value="0.492154" calcext:value-type="float">
            <text:p>0.492154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04556" calcext:value-type="float">
            <text:p>0.504556</text:p>
          </table:table-cell>
          <table:table-cell office:value-type="float" office:value="0.487783" calcext:value-type="float">
            <text:p>0.487783</text:p>
          </table:table-cell>
          <table:table-cell/>
          <table:table-cell table:formula="of:=AVERAGE([.D204:.D213])" office:value-type="float" office:value="0.4783251" calcext:value-type="float">
            <text:p>0.47832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79385" calcext:value-type="float">
            <text:p>0.479385</text:p>
          </table:table-cell>
          <table:table-cell office:value-type="float" office:value="0.463109" calcext:value-type="float">
            <text:p>0.463109</text:p>
          </table:table-cell>
          <table:table-cell/>
          <table:table-cell table:formula="of:=STDEV([.D204:.D213])" office:value-type="float" office:value="0.0127304741942754" calcext:value-type="float">
            <text:p>0.0127304741942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13418" calcext:value-type="float">
            <text:p>0.513418</text:p>
          </table:table-cell>
          <table:table-cell office:value-type="float" office:value="0.496603" calcext:value-type="float">
            <text:p>0.496603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0446" calcext:value-type="float">
            <text:p>0.50446</text:p>
          </table:table-cell>
          <table:table-cell office:value-type="float" office:value="0.487783" calcext:value-type="float">
            <text:p>0.487783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00086" calcext:value-type="float">
            <text:p>0.500086</text:p>
          </table:table-cell>
          <table:table-cell office:value-type="float" office:value="0.48349" calcext:value-type="float">
            <text:p>0.4834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91571" calcext:value-type="float">
            <text:p>0.491571</text:p>
          </table:table-cell>
          <table:table-cell office:value-type="float" office:value="0.475126" calcext:value-type="float">
            <text:p>0.475126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83391" calcext:value-type="float">
            <text:p>0.483391</text:p>
          </table:table-cell>
          <table:table-cell office:value-type="float" office:value="0.467047" calcext:value-type="float">
            <text:p>0.46704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83371" calcext:value-type="float">
            <text:p>0.483371</text:p>
          </table:table-cell>
          <table:table-cell office:value-type="float" office:value="0.467047" calcext:value-type="float">
            <text:p>0.46704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79372" calcext:value-type="float">
            <text:p>0.479372</text:p>
          </table:table-cell>
          <table:table-cell office:value-type="float" office:value="0.463109" calcext:value-type="float">
            <text:p>0.463109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92545" calcext:value-type="float">
            <text:p>0.492545</text:p>
          </table:table-cell>
          <table:table-cell office:value-type="float" office:value="0.476294" calcext:value-type="float">
            <text:p>0.476294</text:p>
          </table:table-cell>
          <table:table-cell/>
          <table:table-cell table:formula="of:=AVERAGE([.D214:.D223])" office:value-type="float" office:value="0.4629108" calcext:value-type="float">
            <text:p>0.46291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88296" calcext:value-type="float">
            <text:p>0.488296</text:p>
          </table:table-cell>
          <table:table-cell office:value-type="float" office:value="0.472064" calcext:value-type="float">
            <text:p>0.472064</text:p>
          </table:table-cell>
          <table:table-cell/>
          <table:table-cell table:formula="of:=STDEV([.D214:.D223])" office:value-type="float" office:value="0.0123203086613571" calcext:value-type="float">
            <text:p>0.01232030866135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63936" calcext:value-type="float">
            <text:p>0.463936</text:p>
          </table:table-cell>
          <table:table-cell office:value-type="float" office:value="0.448185" calcext:value-type="float">
            <text:p>0.44818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96873" calcext:value-type="float">
            <text:p>0.496873</text:p>
          </table:table-cell>
          <table:table-cell office:value-type="float" office:value="0.4806" calcext:value-type="float">
            <text:p>0.480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88204" calcext:value-type="float">
            <text:p>0.488204</text:p>
          </table:table-cell>
          <table:table-cell office:value-type="float" office:value="0.472064" calcext:value-type="float">
            <text:p>0.472064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8397" calcext:value-type="float">
            <text:p>0.48397</text:p>
          </table:table-cell>
          <table:table-cell office:value-type="float" office:value="0.467909" calcext:value-type="float">
            <text:p>0.467909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75729" calcext:value-type="float">
            <text:p>0.475729</text:p>
          </table:table-cell>
          <table:table-cell office:value-type="float" office:value="0.459815" calcext:value-type="float">
            <text:p>0.45981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67813" calcext:value-type="float">
            <text:p>0.467813</text:p>
          </table:table-cell>
          <table:table-cell office:value-type="float" office:value="0.451996" calcext:value-type="float">
            <text:p>0.45199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67794" calcext:value-type="float">
            <text:p>0.467794</text:p>
          </table:table-cell>
          <table:table-cell office:value-type="float" office:value="0.451996" calcext:value-type="float">
            <text:p>0.45199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63924" calcext:value-type="float">
            <text:p>0.463924</text:p>
          </table:table-cell>
          <table:table-cell office:value-type="float" office:value="0.448185" calcext:value-type="float">
            <text:p>0.44818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62722" calcext:value-type="float">
            <text:p>0.462722</text:p>
          </table:table-cell>
          <table:table-cell office:value-type="float" office:value="0.447455" calcext:value-type="float">
            <text:p>0.447455</text:p>
          </table:table-cell>
          <table:table-cell/>
          <table:table-cell table:formula="of:=AVERAGE([.D224:.D233])" office:value-type="float" office:value="0.4348819" calcext:value-type="float">
            <text:p>0.434881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58731" calcext:value-type="float">
            <text:p>0.458731</text:p>
          </table:table-cell>
          <table:table-cell office:value-type="float" office:value="0.443482" calcext:value-type="float">
            <text:p>0.443482</text:p>
          </table:table-cell>
          <table:table-cell/>
          <table:table-cell table:formula="of:=STDEV([.D224:.D233])" office:value-type="float" office:value="0.011575120286872" calcext:value-type="float">
            <text:p>0.01157512028687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35844" calcext:value-type="float">
            <text:p>0.435844</text:p>
          </table:table-cell>
          <table:table-cell office:value-type="float" office:value="0.421047" calcext:value-type="float">
            <text:p>0.42104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66789" calcext:value-type="float">
            <text:p>0.466789</text:p>
          </table:table-cell>
          <table:table-cell office:value-type="float" office:value="0.451501" calcext:value-type="float">
            <text:p>0.451501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58644" calcext:value-type="float">
            <text:p>0.458644</text:p>
          </table:table-cell>
          <table:table-cell office:value-type="float" office:value="0.443482" calcext:value-type="float">
            <text:p>0.443482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54666" calcext:value-type="float">
            <text:p>0.454666</text:p>
          </table:table-cell>
          <table:table-cell office:value-type="float" office:value="0.439578" calcext:value-type="float">
            <text:p>0.439578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46924" calcext:value-type="float">
            <text:p>0.446924</text:p>
          </table:table-cell>
          <table:table-cell office:value-type="float" office:value="0.431973" calcext:value-type="float">
            <text:p>0.43197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39486" calcext:value-type="float">
            <text:p>0.439486</text:p>
          </table:table-cell>
          <table:table-cell office:value-type="float" office:value="0.424627" calcext:value-type="float">
            <text:p>0.42462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39469" calcext:value-type="float">
            <text:p>0.439469</text:p>
          </table:table-cell>
          <table:table-cell office:value-type="float" office:value="0.424627" calcext:value-type="float">
            <text:p>0.42462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35833" calcext:value-type="float">
            <text:p>0.435833</text:p>
          </table:table-cell>
          <table:table-cell office:value-type="float" office:value="0.421047" calcext:value-type="float">
            <text:p>0.421047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49126" calcext:value-type="float">
            <text:p>0.449126</text:p>
          </table:table-cell>
          <table:table-cell office:value-type="float" office:value="0.434307" calcext:value-type="float">
            <text:p>0.434307</text:p>
          </table:table-cell>
          <table:table-cell/>
          <table:table-cell table:formula="of:=AVERAGE([.D234:.D243])" office:value-type="float" office:value="0.4221028" calcext:value-type="float">
            <text:p>0.422102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45251" calcext:value-type="float">
            <text:p>0.445251</text:p>
          </table:table-cell>
          <table:table-cell office:value-type="float" office:value="0.43045" calcext:value-type="float">
            <text:p>0.43045</text:p>
          </table:table-cell>
          <table:table-cell/>
          <table:table-cell table:formula="of:=STDEV([.D234:.D243])" office:value-type="float" office:value="0.0112352451469076" calcext:value-type="float">
            <text:p>0.01123524514690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3036" calcext:value-type="float">
            <text:p>0.423036</text:p>
          </table:table-cell>
          <table:table-cell office:value-type="float" office:value="0.408674" calcext:value-type="float">
            <text:p>0.40867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53073" calcext:value-type="float">
            <text:p>0.453073</text:p>
          </table:table-cell>
          <table:table-cell office:value-type="float" office:value="0.438234" calcext:value-type="float">
            <text:p>0.4382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45167" calcext:value-type="float">
            <text:p>0.445167</text:p>
          </table:table-cell>
          <table:table-cell office:value-type="float" office:value="0.43045" calcext:value-type="float">
            <text:p>0.4304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41306" calcext:value-type="float">
            <text:p>0.441306</text:p>
          </table:table-cell>
          <table:table-cell office:value-type="float" office:value="0.426661" calcext:value-type="float">
            <text:p>0.42666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33791" calcext:value-type="float">
            <text:p>0.433791</text:p>
          </table:table-cell>
          <table:table-cell office:value-type="float" office:value="0.41928" calcext:value-type="float">
            <text:p>0.41928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6572" calcext:value-type="float">
            <text:p>0.426572</text:p>
          </table:table-cell>
          <table:table-cell office:value-type="float" office:value="0.412149" calcext:value-type="float">
            <text:p>0.41214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6555" calcext:value-type="float">
            <text:p>0.426555</text:p>
          </table:table-cell>
          <table:table-cell office:value-type="float" office:value="0.412149" calcext:value-type="float">
            <text:p>0.41214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3025" calcext:value-type="float">
            <text:p>0.423025</text:p>
          </table:table-cell>
          <table:table-cell office:value-type="float" office:value="0.408674" calcext:value-type="float">
            <text:p>0.408674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36305" calcext:value-type="float">
            <text:p>0.436305</text:p>
          </table:table-cell>
          <table:table-cell office:value-type="float" office:value="0.42191" calcext:value-type="float">
            <text:p>0.42191</text:p>
          </table:table-cell>
          <table:table-cell/>
          <table:table-cell table:formula="of:=AVERAGE([.D244:.D253])" office:value-type="float" office:value="0.4100538" calcext:value-type="float">
            <text:p>0.410053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32541" calcext:value-type="float">
            <text:p>0.432541</text:p>
          </table:table-cell>
          <table:table-cell office:value-type="float" office:value="0.418163" calcext:value-type="float">
            <text:p>0.418163</text:p>
          </table:table-cell>
          <table:table-cell/>
          <table:table-cell table:formula="of:=STDEV([.D244:.D253])" office:value-type="float" office:value="0.0109148319252087" calcext:value-type="float">
            <text:p>0.01091483192520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1096" calcext:value-type="float">
            <text:p>0.41096</text:p>
          </table:table-cell>
          <table:table-cell office:value-type="float" office:value="0.397008" calcext:value-type="float">
            <text:p>0.397008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4014" calcext:value-type="float">
            <text:p>0.44014</text:p>
          </table:table-cell>
          <table:table-cell office:value-type="float" office:value="0.425725" calcext:value-type="float">
            <text:p>0.42572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32459" calcext:value-type="float">
            <text:p>0.432459</text:p>
          </table:table-cell>
          <table:table-cell office:value-type="float" office:value="0.418163" calcext:value-type="float">
            <text:p>0.418163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8709" calcext:value-type="float">
            <text:p>0.428709</text:p>
          </table:table-cell>
          <table:table-cell office:value-type="float" office:value="0.414482" calcext:value-type="float">
            <text:p>0.414482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1408" calcext:value-type="float">
            <text:p>0.421408</text:p>
          </table:table-cell>
          <table:table-cell office:value-type="float" office:value="0.407311" calcext:value-type="float">
            <text:p>0.40731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14394" calcext:value-type="float">
            <text:p>0.414394</text:p>
          </table:table-cell>
          <table:table-cell office:value-type="float" office:value="0.400384" calcext:value-type="float">
            <text:p>0.400384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14378" calcext:value-type="float">
            <text:p>0.414378</text:p>
          </table:table-cell>
          <table:table-cell office:value-type="float" office:value="0.400384" calcext:value-type="float">
            <text:p>0.400384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10949" calcext:value-type="float">
            <text:p>0.410949</text:p>
          </table:table-cell>
          <table:table-cell office:value-type="float" office:value="0.397008" calcext:value-type="float">
            <text:p>0.397008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12741" calcext:value-type="float">
            <text:p>0.412741</text:p>
          </table:table-cell>
          <table:table-cell office:value-type="float" office:value="0.399123" calcext:value-type="float">
            <text:p>0.399123</text:p>
          </table:table-cell>
          <table:table-cell/>
          <table:table-cell table:formula="of:=AVERAGE([.D254:.D263])" office:value-type="float" office:value="0.3879069" calcext:value-type="float">
            <text:p>0.387906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09181" calcext:value-type="float">
            <text:p>0.409181</text:p>
          </table:table-cell>
          <table:table-cell office:value-type="float" office:value="0.395579" calcext:value-type="float">
            <text:p>0.395579</text:p>
          </table:table-cell>
          <table:table-cell/>
          <table:table-cell table:formula="of:=STDEV([.D254:.D263])" office:value-type="float" office:value="0.0103258140970418" calcext:value-type="float">
            <text:p>0.01032581409704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88764" calcext:value-type="float">
            <text:p>0.388764</text:p>
          </table:table-cell>
          <table:table-cell office:value-type="float" office:value="0.375565" calcext:value-type="float">
            <text:p>0.37556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16369" calcext:value-type="float">
            <text:p>0.416369</text:p>
          </table:table-cell>
          <table:table-cell office:value-type="float" office:value="0.402732" calcext:value-type="float">
            <text:p>0.402732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09103" calcext:value-type="float">
            <text:p>0.409103</text:p>
          </table:table-cell>
          <table:table-cell office:value-type="float" office:value="0.395579" calcext:value-type="float">
            <text:p>0.395579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05555" calcext:value-type="float">
            <text:p>0.405555</text:p>
          </table:table-cell>
          <table:table-cell office:value-type="float" office:value="0.392096" calcext:value-type="float">
            <text:p>0.392096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8648" calcext:value-type="float">
            <text:p>0.398648</text:p>
          </table:table-cell>
          <table:table-cell office:value-type="float" office:value="0.385312" calcext:value-type="float">
            <text:p>0.385312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2013" calcext:value-type="float">
            <text:p>0.392013</text:p>
          </table:table-cell>
          <table:table-cell office:value-type="float" office:value="0.378759" calcext:value-type="float">
            <text:p>0.378759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1997" calcext:value-type="float">
            <text:p>0.391997</text:p>
          </table:table-cell>
          <table:table-cell office:value-type="float" office:value="0.378759" calcext:value-type="float">
            <text:p>0.378759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88754" calcext:value-type="float">
            <text:p>0.388754</text:p>
          </table:table-cell>
          <table:table-cell office:value-type="float" office:value="0.375565" calcext:value-type="float">
            <text:p>0.37556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01889" calcext:value-type="float">
            <text:p>0.401889</text:p>
          </table:table-cell>
          <table:table-cell office:value-type="float" office:value="0.388629" calcext:value-type="float">
            <text:p>0.388629</text:p>
          </table:table-cell>
          <table:table-cell/>
          <table:table-cell table:formula="of:=AVERAGE([.D264:.D273])" office:value-type="float" office:value="0.3777071" calcext:value-type="float">
            <text:p>0.377707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8422" calcext:value-type="float">
            <text:p>0.398422</text:p>
          </table:table-cell>
          <table:table-cell office:value-type="float" office:value="0.385177" calcext:value-type="float">
            <text:p>0.385177</text:p>
          </table:table-cell>
          <table:table-cell/>
          <table:table-cell table:formula="of:=STDEV([.D264:.D273])" office:value-type="float" office:value="0.0100544650274835" calcext:value-type="float">
            <text:p>0.01005446502748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78541" calcext:value-type="float">
            <text:p>0.378541</text:p>
          </table:table-cell>
          <table:table-cell office:value-type="float" office:value="0.36569" calcext:value-type="float">
            <text:p>0.36569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05421" calcext:value-type="float">
            <text:p>0.405421</text:p>
          </table:table-cell>
          <table:table-cell office:value-type="float" office:value="0.392143" calcext:value-type="float">
            <text:p>0.39214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8346" calcext:value-type="float">
            <text:p>0.398346</text:p>
          </table:table-cell>
          <table:table-cell office:value-type="float" office:value="0.385177" calcext:value-type="float">
            <text:p>0.385177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4891" calcext:value-type="float">
            <text:p>0.394891</text:p>
          </table:table-cell>
          <table:table-cell office:value-type="float" office:value="0.381786" calcext:value-type="float">
            <text:p>0.381786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88166" calcext:value-type="float">
            <text:p>0.388166</text:p>
          </table:table-cell>
          <table:table-cell office:value-type="float" office:value="0.375181" calcext:value-type="float">
            <text:p>0.375181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81705" calcext:value-type="float">
            <text:p>0.381705</text:p>
          </table:table-cell>
          <table:table-cell office:value-type="float" office:value="0.368799" calcext:value-type="float">
            <text:p>0.368799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8169" calcext:value-type="float">
            <text:p>0.38169</text:p>
          </table:table-cell>
          <table:table-cell office:value-type="float" office:value="0.368799" calcext:value-type="float">
            <text:p>0.368799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78531" calcext:value-type="float">
            <text:p>0.378531</text:p>
          </table:table-cell>
          <table:table-cell office:value-type="float" office:value="0.36569" calcext:value-type="float">
            <text:p>0.3656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1592" calcext:value-type="float">
            <text:p>0.391592</text:p>
          </table:table-cell>
          <table:table-cell office:value-type="float" office:value="0.378672" calcext:value-type="float">
            <text:p>0.378672</text:p>
          </table:table-cell>
          <table:table-cell/>
          <table:table-cell table:formula="of:=AVERAGE([.D274:.D283])" office:value-type="float" office:value="0.3680299" calcext:value-type="float">
            <text:p>0.368029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88214" calcext:value-type="float">
            <text:p>0.388214</text:p>
          </table:table-cell>
          <table:table-cell office:value-type="float" office:value="0.375309" calcext:value-type="float">
            <text:p>0.375309</text:p>
          </table:table-cell>
          <table:table-cell/>
          <table:table-cell table:formula="of:=STDEV([.D274:.D283])" office:value-type="float" office:value="0.00979720635294685" calcext:value-type="float">
            <text:p>0.00979720635294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68843" calcext:value-type="float">
            <text:p>0.368843</text:p>
          </table:table-cell>
          <table:table-cell office:value-type="float" office:value="0.35632" calcext:value-type="float">
            <text:p>0.35632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5035" calcext:value-type="float">
            <text:p>0.395035</text:p>
          </table:table-cell>
          <table:table-cell office:value-type="float" office:value="0.382096" calcext:value-type="float">
            <text:p>0.382096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8814" calcext:value-type="float">
            <text:p>0.38814</text:p>
          </table:table-cell>
          <table:table-cell office:value-type="float" office:value="0.375309" calcext:value-type="float">
            <text:p>0.37530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84774" calcext:value-type="float">
            <text:p>0.384774</text:p>
          </table:table-cell>
          <table:table-cell office:value-type="float" office:value="0.372005" calcext:value-type="float">
            <text:p>0.37200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78221" calcext:value-type="float">
            <text:p>0.378221</text:p>
          </table:table-cell>
          <table:table-cell office:value-type="float" office:value="0.365568" calcext:value-type="float">
            <text:p>0.365568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71925" calcext:value-type="float">
            <text:p>0.371925</text:p>
          </table:table-cell>
          <table:table-cell office:value-type="float" office:value="0.35935" calcext:value-type="float">
            <text:p>0.3593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71911" calcext:value-type="float">
            <text:p>0.371911</text:p>
          </table:table-cell>
          <table:table-cell office:value-type="float" office:value="0.35935" calcext:value-type="float">
            <text:p>0.3593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68833" calcext:value-type="float">
            <text:p>0.368833</text:p>
          </table:table-cell>
          <table:table-cell office:value-type="float" office:value="0.35632" calcext:value-type="float">
            <text:p>0.356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00:06:37.693945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0:42:23.588882854</meta:creation-date>
    <dc:date>2019-02-24T01:55:27.892095750</dc:date>
    <meta:editing-duration>PT1H40M46S</meta:editing-duration>
    <meta:editing-cycles>2</meta:editing-cycles>
    <meta:generator>LibreOffice/6.0.7.3$Linux_X86_64 LibreOffice_project/00m0$Build-3</meta:generator>
    <meta:document-statistic meta:table-count="1" meta:cell-count="1186" meta:object-count="0"/>
  </office:meta>
</office:document-meta>
</file>